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30pt" style:font-size-asian="30pt" style:font-size-complex="30pt"/>
    </style:style>
    <style:style style:name="P3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4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6" style:family="paragraph" style:parent-style-name="Standard">
      <style:paragraph-properties fo:margin-left="0.3929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left="0.3929in" fo:margin-right="0in" fo:margin-top="0in" fo:margin-bottom="0.1252in" loext:contextual-spacing="false" fo:line-height="100%" fo:text-indent="0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.1252in" loext:contextual-spacing="false" fo:line-height="100%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margin-top="0in" fo:margin-bottom="0.1252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252in" loext:contextual-spacing="false" fo:line-height="100%" fo:text-indent="0in" style:auto-text-indent="false"/>
      <style:text-properties fo:font-size="18pt" style:font-size-asian="18pt" style:font-size-complex="18pt"/>
    </style:style>
    <style:style style:name="P12" style:family="paragraph" style:parent-style-name="Standard">
      <style:paragraph-properties fo:margin-left="0in" fo:margin-right="0in" fo:margin-top="0in" fo:margin-bottom="0.1252in" loext:contextual-spacing="false" fo:line-height="100%" fo:text-indent="0in" style:auto-text-indent="false" fo:break-before="pag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4" style:family="paragraph" style:parent-style-name="Heading_20_4">
      <style:paragraph-properties fo:margin-top="0in" fo:margin-bottom="0.1528in" loext:contextual-spacing="false" fo:line-height="100%" fo:keep-together="auto" fo:keep-with-next="auto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1155cc"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1155cc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/>
    </style:style>
    <style:style style:name="T6" style:family="text">
      <style:text-properties fo:color="#1155cc" style:font-name="Roboto" fo:font-size="10.5pt" style:text-underline-style="solid" style:text-underline-width="auto" style:text-underline-color="font-color" style:font-name-asian="Roboto1" style:font-size-asian="10.5pt" style:font-name-complex="Roboto1" style:font-size-complex="10.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333333" style:font-name="Calibri" fo:font-size="11.5pt" fo:font-weight="bold" style:font-name-asian="Calibri1" style:font-size-asian="11.5pt" style:font-weight-asian="bold" style:font-name-complex="Calibri1" style:font-size-complex="11.5pt"/>
    </style:style>
    <style:style style:name="T11" style:family="text">
      <style:text-properties fo:color="#336699" style:font-name="Calibri" fo:font-size="11.5pt" style:text-underline-style="solid" style:text-underline-width="auto" style:text-underline-color="font-color" fo:font-weight="bold" style:font-name-asian="Calibri1" style:font-size-asian="11.5pt" style:font-weight-asian="bold" style:font-name-complex="Calibri1" style:font-size-complex="11.5pt"/>
    </style:style>
    <style:style style:name="T12" style:family="text">
      <style:text-properties fo:color="#5f6368" style:font-name="Roboto" fo:font-size="10.5pt" style:font-name-asian="Roboto1" style:font-size-asian="10.5pt" style:font-name-complex="Roboto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/>Introdução à Criptografia Moderna</text:span></text:p>
      <text:p text:style-name="P2"/>
      <text:p text:style-name="P1"><text:span text:style-name="T2">Professor: Ruy Guerra</text:span></text:p>
      <text:p text:style-name="P3"/>
      <text:p text:style-name="P1"><text:span text:style-name="T2">site da disciplina: </text:span><text:a xlink:type="simple" xlink:href="http://www.cin.ufpe.br/~ruy/crypto" text:style-name="Internet_20_link" text:visited-style-name="Visited_20_Internet_20_Link"><text:span text:style-name="T3">www.cin.ufpe.br/~ruy/crypto</text:span></text:a></text:p>
      <text:p text:style-name="P3"/>
      <text:p text:style-name="P1"><text:span text:style-name="T2">Métodos de avaliação:</text:span></text:p>
      <text:p text:style-name="P3"/>
      <text:p text:style-name="P6"><text:span text:style-name="T7">1. listas de exercícios semanais: </text:span></text:p>
      <text:p text:style-name="P6"><text:span text:style-name="T7">2. 2(duas) provas escritas: uma no meio e outra ao final do curso;</text:span></text:p>
      <text:p text:style-name="P6"><text:span text:style-name="T7">3. projeto (implementação);</text:span></text:p>
      <text:p text:style-name="P6"><text:span text:style-name="T7">4. cumprimento do curso online: </text:span><text:a xlink:type="simple" xlink:href="https://www.coursera.org/learn/crypto" text:style-name="Internet_20_link" text:visited-style-name="Visited_20_Internet_20_Link"><text:span text:style-name="T4">Cryptography I</text:span></text:a></text:p>
      <text:p text:style-name="P7"><text:span text:style-name="T7">Todos os itens têm peso idêntico, e a avaliação levará em conta:</text:span></text:p>
      <text:p text:style-name="P7"><text:span text:style-name="T7">. clareza</text:span></text:p>
      <text:p text:style-name="P7"><text:span text:style-name="T7">. originalidade</text:span></text:p>
      <text:p text:style-name="P7"><text:span text:style-name="T7">. profundidade da abordagem do assunto.</text:span></text:p>
      <text:p text:style-name="P14"><text:bookmark text:name="_unvnmfbjtqox"/><text:span text:style-name="T8">Bibliografia Básica:</text:span></text:p>
      <text:p text:style-name="P1"/>
      <text:list xml:id="list1039180505721886423" text:style-name="WWNum1">
        <text:list-item>
          <text:p text:style-name="P8"><text:a xlink:type="simple" xlink:href="http://toc.cryptobook.us/" text:style-name="Internet_20_link" text:visited-style-name="Visited_20_Internet_20_Link"><text:span text:style-name="T5">A Graduate Course in Applied Cryptography</text:span></text:a><text:span text:style-name="T9">, Dan Boneh and Victor Shoup, Version 0.4: pdf (posted Sept 2017).</text:span></text:p>
        </text:list-item>
      </text:list>
      <text:p text:style-name="P9"/>
      <text:p text:style-name="P10"><text:span text:style-name="T2">Abordagem das aulas:</text:span></text:p>
      <text:p text:style-name="P10"><text:span text:style-name="T7">O professor tenta seguir fielmente a ordem do livro, em alguns momentos usa fontes alternativas de conhecimento, mas em geral abre o pdf do livro e vai explicando ponto a ponto durante os capítulos.</text:span></text:p>
      <text:p text:style-name="P11"/>
      <text:p text:style-name="P12"><text:span text:style-name="T2">Listas:</text:span></text:p>
      <text:p text:style-name="P10"><text:span text:style-name="T7">As listas são sempre questões contidas no livro, a correção tem viés também de clareza de explicação e coerência com o material da bibliografia. Normalmente são 10 listas ao longo do semestre.</text:span></text:p>
      <text:p text:style-name="P4"/>
      <text:p text:style-name="P1"><text:span text:style-name="T2">Provas:</text:span></text:p>
      <text:p text:style-name="P1"><text:span text:style-name="T7">O conteúdo cobrado de cada prova depende de até onde o professor deu o assunto antes da data da prova. A prova contém dois tipos de questões, a grande maioria é uma afirmação e você tem que dizer se é verdadeira ou falsa, justificando obrigatoriamente. O outro tipo de questão era para esboçar cenários de ataque simple para demonstrar segurança de determinada cifra. Fazendo as listas bem e prestando atenção nas definições importantes do livro você consegue fazer uma boa prova.</text:span></text:p>
      <text:p text:style-name="P4"/>
      <text:p text:style-name="P1"><text:span text:style-name="T2">Curso online: </text:span></text:p>
      <text:p text:style-name="P13"><text:a xlink:type="simple" xlink:href="https://www.coursera.org/learn/crypto" text:style-name="Internet_20_link" text:visited-style-name="Visited_20_Internet_20_Link"><text:span text:style-name="T4">Cryptography I</text:span></text:a></text:p>
      <text:p text:style-name="P1"><text:span text:style-name="T7">O curso online embora tenha uma parte prática onde você teria que "codar" ela é opcional e Ruy não a cobra. Fora isso é só assistir os vídeos do curso e fazer as provinhas dele, é bem tranquilo e didático. Se você falhar nas provas você pode tentar novamente, não tenha receio. O curso é de graça, apenas o certificado é paga e é puramente opcional.</text:span></text:p>
      <text:p text:style-name="P4"/>
      <text:p text:style-name="P1"><text:span text:style-name="T2">Projeto:</text:span></text:p>
      <text:p text:style-name="P1"><text:span text:style-name="T7">Os projetos são sorteados para cada aluno num conjunto de projetos da cadeira de Cryptography 1 de Oxford, existem projetos individuais ou de duplas. Todos os projetos já tem um código base para você trabalhar em cima.</text:span></text:p>
      <text:p text:style-name="P1"><text:span text:style-name="T7">Projetos usados para 2018-2:</text:span></text:p>
      <text:p text:style-name="P6"><text:span text:style-name="T10">1. Project #1 (password manager): <text:s text:c="2"/></text:span><text:a xlink:type="simple" xlink:href="http://crypto.stanford.edu/~dabo/courses/cs255_winter18/hw_and_proj/proj1.pdf" text:style-name="Internet_20_link" text:visited-style-name="Visited_20_Internet_20_Link"><text:span text:style-name="T11">pdf</text:span></text:a><text:span text:style-name="T10"> <text:s text:c="2"/></text:span><text:a xlink:type="simple" xlink:href="http://crypto.stanford.edu/~dabo/courses/cs255_winter18/hw_and_proj/proj1.zip" text:style-name="Internet_20_link" text:visited-style-name="Visited_20_Internet_20_Link"><text:span text:style-name="T11">starter code</text:span></text:a></text:p>
      <text:p text:style-name="P6"><text:span text:style-name="T10">2. Project #2 (chat client): <text:s text:c="2"/></text:span><text:a xlink:type="simple" xlink:href="http://crypto.stanford.edu/~dabo/courses/cs255_winter18/hw_and_proj/proj2.pdf" text:style-name="Internet_20_link" text:visited-style-name="Visited_20_Internet_20_Link"><text:span text:style-name="T11">pdf</text:span></text:a><text:span text:style-name="T10"> <text:s text:c="2"/></text:span><text:a xlink:type="simple" xlink:href="http://crypto.stanford.edu/~dabo/courses/cs255_winter18/hw_and_proj/proj2.zip" text:style-name="Internet_20_link" text:visited-style-name="Visited_20_Internet_20_Link"><text:span text:style-name="T11">starter code</text:span></text:a></text:p>
      <text:p text:style-name="P6"><text:span text:style-name="T10">3. Project #2 (using TLS): <text:s text:c="2"/></text:span><text:a xlink:type="simple" xlink:href="http://crypto.stanford.edu/~dabo/courses/cs255_winter17/hw_and_proj/proj2.pdf" text:style-name="Internet_20_link" text:visited-style-name="Visited_20_Internet_20_Link"><text:span text:style-name="T11">pdf</text:span></text:a></text:p>
      <text:p text:style-name="P6"><text:span text:style-name="T10">4. Project #1 (secure CDN): <text:s text:c="2"/></text:span><text:a xlink:type="simple" xlink:href="http://crypto.stanford.edu/~dabo/courses/cs255_winter16/hw_and_proj/proj1.pdf" text:style-name="Internet_20_link" text:visited-style-name="Visited_20_Internet_20_Link"><text:span text:style-name="T11">pdf</text:span></text:a><text:span text:style-name="T10"> <text:s text:c="2"/></text:span><text:a xlink:type="simple" xlink:href="http://crypto.stanford.edu/~dabo/courses/cs255_winter16/hw_and_proj/proj1.zip" text:style-name="Internet_20_link" text:visited-style-name="Visited_20_Internet_20_Link"><text:span text:style-name="T11">starter code</text:span></text:a></text:p>
      <text:p text:style-name="P6"><text:span text:style-name="T10">5. Project #1 (S/Key): <text:s text:c="2"/></text:span><text:a xlink:type="simple" xlink:href="http://crypto.stanford.edu/~dabo/courses/cs255_winter14/hw_and_proj/proj1.pdf" text:style-name="Internet_20_link" text:visited-style-name="Visited_20_Internet_20_Link"><text:span text:style-name="T11">pdf</text:span></text:a><text:span text:style-name="T10"> <text:s text:c="2"/></text:span><text:a xlink:type="simple" xlink:href="http://crypto.stanford.edu/~dabo/courses/cs255_winter14/hw_and_proj/proj1.zip" text:style-name="Internet_20_link" text:visited-style-name="Visited_20_Internet_20_Link"><text:span text:style-name="T11">starter code</text:span></text:a></text:p>
      <text:p text:style-name="P6"><text:span text:style-name="T10">6. Project #1: <text:s text:c="2"/>Encrypted Facebook groups. <text:s text:c="2"/></text:span><text:a xlink:type="simple" xlink:href="http://crypto.stanford.edu/~dabo/cs255/hw_and_proj/cs255-p1-handout.pdf" text:style-name="Internet_20_link" text:visited-style-name="Visited_20_Internet_20_Link"><text:span text:style-name="T11">pdf</text:span></text:a><text:span text:style-name="T10"> <text:s/>, <text:s text:c="4"/></text:span><text:a xlink:type="simple" xlink:href="http://crypto.stanford.edu/~dabo/cs255/hw_and_proj/cs255-facebook-encryption.user.js" text:style-name="Internet_20_link" text:visited-style-name="Visited_20_Internet_20_Link"><text:span text:style-name="T11">starter script</text:span></text:a></text:p>
      <text:p text:style-name="P6"><text:span text:style-name="T10">7. Project #2: <text:s text:c="2"/>SSL MiTM. <text:s text:c="2"/></text:span><text:a xlink:type="simple" xlink:href="http://crypto.stanford.edu/~dabo/cs255/hw_and_proj/pa2.pdf" text:style-name="Internet_20_link" text:visited-style-name="Visited_20_Internet_20_Link"><text:span text:style-name="T11">pdf</text:span></text:a><text:span text:style-name="T10"> <text:s text:c="4"/></text:span><text:a xlink:type="simple" xlink:href="http://crypto.stanford.edu/~dabo/cs255/hw_and_proj/cs255-p2-starter-code.tar.gz" text:style-name="Internet_20_link" text:visited-style-name="Visited_20_Internet_20_Link"><text:span text:style-name="T11">starter code</text:span></text:a></text:p>
      <text:p text:style-name="P6"><text:span text:style-name="T10">8. Project #1: <text:s text:c="2"/>Encrypted tweets. <text:s text:c="2"/></text:span><text:a xlink:type="simple" xlink:href="http://crypto.stanford.edu/~dabo/courses/cs255_winter11/hw_and_proj/proj1.pdf" text:style-name="Internet_20_link" text:visited-style-name="Visited_20_Internet_20_Link"><text:span text:style-name="T11">pdf</text:span></text:a><text:span text:style-name="T10"> <text:s/>, <text:s text:c="4"/></text:span><text:a xlink:type="simple" xlink:href="http://crypto.stanford.edu/~dabo/courses/cs255_winter11/hw_and_proj/cs255.user.js" text:style-name="Internet_20_link" text:visited-style-name="Visited_20_Internet_20_Link"><text:span text:style-name="T11">starter script</text:span></text:a></text:p>
      <text:p text:style-name="P1"><text:span text:style-name="T2">Lista de email:</text:span></text:p>
      <text:p text:style-name="P1"><text:span text:style-name="T7">A cadeira não tem nenhum classroom mas sim um google groups que funciona como uma lista de emails, para solicitar entrada envie um email para </text:span><text:a xlink:type="simple" xlink:href="mailto:criptografia-l+subscribe@cin.ufpe.br" text:style-name="Internet_20_link" text:visited-style-name="Visited_20_Internet_20_Link"><text:span text:style-name="T6">criptografia-l+subscribe@cin.ufpe.br</text:span></text:a><text:span text:style-name="T12"> </text:span><text:span text:style-name="T7">que Ruy vai aceitar sua solicit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style:text-underline-style="none" style:font-size-asian="12pt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447" meta:character-count="2724" meta:non-whitespace-character-count="2267"/>
    <meta:generator>LibreOfficeDev/5.1.0.3$Linux_X86_64 LibreOffice_project/</meta:generator>
  </office:meta>
</office:document-meta>
</file>